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justify" style:justify-single-word="false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fo:color="#33333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cm" fo:margin-bottom="0cm" fo:line-height="150%" fo:text-align="justify" style:justify-single-word="false" style:page-number="auto"/>
    </style:style>
    <style:style style:name="P4" style:family="paragraph" style:parent-style-name="Standard">
      <style:paragraph-properties fo:margin-left="0cm" fo:margin-right="0cm" fo:margin-top="0.15cm" fo:margin-bottom="0.15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T1" style:family="text">
      <style:text-properties fo:color="#33333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T2" style:family="text">
      <style:text-properties fo:color="#333333" style:font-name="Times New Roman" fo:font-size="12pt" fo:font-style="italic" fo:background-color="#ffffff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position="super 58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pyeditor : Mathilde Nicolas. </text:span></text:p>
      <text:p text:style-name="P1"><text:span text:style-name="T1">Creator: Lefèvre d’Ormesson Olivier (1616-1686).</text:span></text:p>
      <text:p text:style-name="P1"><text:span text:style-name="T1">Title: Journal d’Olivier Lefèvre d’Ormesson</text:span></text:p>
      <text:p text:style-name="P1"><text:span text:style-name="T1">Date: 1664. </text:span></text:p>
      <text:p text:style-name="P1"><text:span text:style-name="T1">Bibl: Olivier <text:s/>Lefèvre d’Ormesson, </text:span><text:span text:style-name="T2">Journal d’Olivier Lefèvre d’Ormesson</text:span><text:span text:style-name="T1">, Paris, Chéruel, 1860-1861.</text:span></text:p>
      <text:p text:style-name="P2"/>
      <text:p text:style-name="P2"/>
      <text:p text:style-name="P4"><text:span text:style-name="T3">142</text:span></text:p>
      <text:p text:style-name="P4"><text:span text:style-name="T3">Ce mesme jour</text:span><text:span text:style-name="T4">, </text:span><text:span text:style-name="T3">M</text:span><text:span text:style-name="T5">me</text:span><text:span text:style-name="T3"> de Sévigné</text:span><text:span text:style-name="T4"> nous conta les divertissemens de </text:span><text:span text:style-name="T3">Versailles</text:span><text:span text:style-name="T4">, qui avoient duré depuis </text:span><text:span text:style-name="T3">le mercredy</text:span><text:span text:style-name="T4"> jusques au </text:span><text:span text:style-name="T3">dimanche</text:span><text:span text:style-name="T4">, en </text:span><text:span text:style-name="T3">courses de bague</text:span><text:span text:style-name="T4">, </text:span><text:span text:style-name="T3">ballets</text:span><text:span text:style-name="T4">, </text:span><text:span text:style-name="T3">comédies</text:span><text:span text:style-name="T4">, </text:span><text:span text:style-name="T3">feux d’artifices</text:span><text:span text:style-name="T4"> et autres inventions fort belles ; que </text:span><text:span text:style-name="T3">tous les courtisans</text:span><text:span text:style-name="T4"> estoient enragés ; car le </text:span><text:span text:style-name="T3">143</text:span><text:span text:style-name="T4"> ne prenoit soin d’aucun d’eux, et </text:span><text:span text:style-name="T3">MM. De Guise</text:span><text:span text:style-name="T4">, </text:span><text:span text:style-name="T3">d’Elbeuf</text:span><text:span text:style-name="T4"> n’avoient pas quasy un trou pour se mettre à couvert. 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6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normal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pb" style:family="text" style:parent-style-name="Default_20_Paragraph_20_Font"/>
    <style:style style:name="date" style:family="text" style:parent-style-name="Default_20_Paragraph_20_Font"/>
    <style:style style:name="persname" style:family="text" style:parent-style-name="Default_20_Paragraph_20_Font"/>
    <style:style style:name="placename" style:family="text" style:parent-style-name="Default_20_Paragraph_20_Font"/>
    <style:style style:name="tech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4T14:34:00</meta:creation-date>
    <meta:initial-creator>Windows User</meta:initial-creator>
    <meta:document-statistic meta:table-count="0" meta:image-count="0" meta:object-count="0" meta:page-count="1" meta:paragraph-count="7" meta:word-count="93" meta:character-count="625"/>
    <meta:generator>OpenOffice/4.1.6$Win32 OpenOffice.org_project/416m1$Build-9790</meta:generator>
  </office:meta>
</office:document-meta>
</file>